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he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.80895</text:p>
          </table:table-cell>
          <table:table-cell/>
          <table:table-cell office:value-type="float" office:value="0" calcext:value-type="float">
            <text:p>0</text:p>
          </table:table-cell>
          <table:table-cell table:formula="of:=0.125*(SIN(5*[.D1])/5-SIN(3*[.D1])/3)" office:value-type="float" office:value="0" calcext:value-type="float">
            <text:p>0</text:p>
          </table:table-cell>
          <table:table-cell table:formula="of:=[.E1]*SIN(4*[.D1])" office:value-type="float" office:value="0" calcext:value-type="float">
            <text:p>0</text:p>
          </table:table-cell>
          <table:table-cell table:formula="of:=0.125*(-COS(5*[.D1])/5+COS(3*[.D1])/3)" office:value-type="float" office:value="0.0166666666666667" calcext:value-type="float">
            <text:p>0,0166666667</text:p>
          </table:table-cell>
          <table:table-cell table:formula="of:=[.G1]*COS(4*[.D1])" office:value-type="float" office:value="0.0166666666666667" calcext:value-type="float">
            <text:p>0,0166666667</text:p>
          </table:table-cell>
          <table:table-cell table:formula="of:=[.H1]+[.F1]" office:value-type="float" office:value="0.0166666666666667" calcext:value-type="float">
            <text:p>0,0166666667</text:p>
          </table:table-cell>
        </table:table-row>
        <table:table-row table:style-name="ro1">
          <table:table-cell office:value-type="string" calcext:value-type="string">
            <text:p>0.05</text:p>
          </table:table-cell>
          <table:table-cell office:value-type="string" calcext:value-type="string">
            <text:p>2.01027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0.125*(SIN(5*[.D2])/5-SIN(3*[.D2])/3)" office:value-type="float" office:value="-0.0000414898717035622" calcext:value-type="float">
            <text:p>-4,14898717035622E-05</text:p>
          </table:table-cell>
          <table:table-cell table:formula="of:=[.E2]*SIN(4*[.D2])" office:value-type="float" office:value="-0.00000824276504611965" calcext:value-type="float">
            <text:p>-8,24276504611965E-06</text:p>
          </table:table-cell>
          <table:table-cell table:formula="of:=0.125*(-COS(5*[.D2])/5+COS(3*[.D2])/3)" office:value-type="float" office:value="0.0169759843712356" calcext:value-type="float">
            <text:p>0,0169759844</text:p>
          </table:table-cell>
          <table:table-cell table:formula="of:=[.G2]*COS(4*[.D2])" office:value-type="float" office:value="0.0166375949082033" calcext:value-type="float">
            <text:p>0,0166375949</text:p>
          </table:table-cell>
          <table:table-cell table:formula="of:=[.H2]+[.F2]" office:value-type="float" office:value="0.0166293521431572" calcext:value-type="float">
            <text:p>0,0166293521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1.01362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0.125*(SIN(5*[.D3])/5-SIN(3*[.D3])/3)" office:value-type="float" office:value="-0.000327703479117408" calcext:value-type="float">
            <text:p>-0,0003277035</text:p>
          </table:table-cell>
          <table:table-cell table:formula="of:=[.E3]*SIN(4*[.D3])" office:value-type="float" office:value="-0.000127613745606678" calcext:value-type="float">
            <text:p>-0,0001276137</text:p>
          </table:table-cell>
          <table:table-cell table:formula="of:=0.125*(-COS(5*[.D3])/5+COS(3*[.D3])/3)" office:value-type="float" office:value="0.0178661229996409" calcext:value-type="float">
            <text:p>0,017866123</text:p>
          </table:table-cell>
          <table:table-cell table:formula="of:=[.G3]*COS(4*[.D3])" office:value-type="float" office:value="0.0164557890090271" calcext:value-type="float">
            <text:p>0,016455789</text:p>
          </table:table-cell>
          <table:table-cell table:formula="of:=[.H3]+[.F3]" office:value-type="float" office:value="0.0163281752634204" calcext:value-type="float">
            <text:p>0,0163281753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0.50286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0.125*(SIN(5*[.D4])/5-SIN(3*[.D4])/3)" office:value-type="float" office:value="-0.00108259492071791" calcext:value-type="float">
            <text:p>-0,0010825949</text:p>
          </table:table-cell>
          <table:table-cell table:formula="of:=[.E4]*SIN(4*[.D4])" office:value-type="float" office:value="-0.000611279073719062" calcext:value-type="float">
            <text:p>-0,0006112791</text:p>
          </table:table-cell>
          <table:table-cell table:formula="of:=0.125*(-COS(5*[.D4])/5+COS(3*[.D4])/3)" office:value-type="float" office:value="0.0192264075428493" calcext:value-type="float">
            <text:p>0,0192264075</text:p>
          </table:table-cell>
          <table:table-cell table:formula="of:=[.G4]*COS(4*[.D4])" office:value-type="float" office:value="0.0158682388918816" calcext:value-type="float">
            <text:p>0,0158682389</text:p>
          </table:table-cell>
          <table:table-cell table:formula="of:=[.H4]+[.F4]" office:value-type="float" office:value="0.0152569598181626" calcext:value-type="float">
            <text:p>0,0152569598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266909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0.125*(SIN(5*[.D5])/5-SIN(3*[.D5])/3)" office:value-type="float" office:value="-0.00248999510459573" calcext:value-type="float">
            <text:p>-0,0024899951</text:p>
          </table:table-cell>
          <table:table-cell table:formula="of:=[.E5]*SIN(4*[.D5])" office:value-type="float" office:value="-0.00178621315459174" calcext:value-type="float">
            <text:p>-0,0017862132</text:p>
          </table:table-cell>
          <table:table-cell table:formula="of:=0.125*(-COS(5*[.D5])/5+COS(3*[.D5])/3)" office:value-type="float" office:value="0.0208814263078664" calcext:value-type="float">
            <text:p>0,0208814263</text:p>
          </table:table-cell>
          <table:table-cell table:formula="of:=[.G5]*COS(4*[.D5])" office:value-type="float" office:value="0.014548229809429" calcext:value-type="float">
            <text:p>0,0145482298</text:p>
          </table:table-cell>
          <table:table-cell table:formula="of:=[.H5]+[.F5]" office:value-type="float" office:value="0.0127620166548372" calcext:value-type="float">
            <text:p>0,0127620167</text:p>
          </table:table-cell>
        </table:table-row>
        <table:table-row table:style-name="ro1">
          <table:table-cell office:value-type="string" calcext:value-type="string">
            <text:p>0.25</text:p>
          </table:table-cell>
          <table:table-cell office:value-type="string" calcext:value-type="string">
            <text:p>0.173134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0.125*(SIN(5*[.D6])/5-SIN(3*[.D6])/3)" office:value-type="float" office:value="-0.0046769995170826" calcext:value-type="float">
            <text:p>-0,0046769995</text:p>
          </table:table-cell>
          <table:table-cell table:formula="of:=[.E6]*SIN(4*[.D6])" office:value-type="float" office:value="-0.00393555938958555" calcext:value-type="float">
            <text:p>-0,0039355594</text:p>
          </table:table-cell>
          <table:table-cell table:formula="of:=0.125*(-COS(5*[.D6])/5+COS(3*[.D6])/3)" office:value-type="float" office:value="0.0226039771431942" calcext:value-type="float">
            <text:p>0,0226039771</text:p>
          </table:table-cell>
          <table:table-cell table:formula="of:=[.G6]*COS(4*[.D6])" office:value-type="float" office:value="0.0122129809722585" calcext:value-type="float">
            <text:p>0,012212981</text:p>
          </table:table-cell>
          <table:table-cell table:formula="of:=[.H6]+[.F6]" office:value-type="float" office:value="0.00827742158267298" calcext:value-type="float">
            <text:p>0,0082774216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string" calcext:value-type="string">
            <text:p>0.144746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0.125*(SIN(5*[.D7])/5-SIN(3*[.D7])/3)" office:value-type="float" office:value="-0.00770124656937712" calcext:value-type="float">
            <text:p>-0,0077012466</text:p>
          </table:table-cell>
          <table:table-cell table:formula="of:=[.E7]*SIN(4*[.D7])" office:value-type="float" office:value="-0.00717786281333049" calcext:value-type="float">
            <text:p>-0,0071778628</text:p>
          </table:table-cell>
          <table:table-cell table:formula="of:=0.125*(-COS(5*[.D7])/5+COS(3*[.D7])/3)" office:value-type="float" office:value="0.0241319853029184" calcext:value-type="float">
            <text:p>0,0241319853</text:p>
          </table:table-cell>
          <table:table-cell table:formula="of:=[.G7]*COS(4*[.D7])" office:value-type="float" office:value="0.00874441200542961" calcext:value-type="float">
            <text:p>0,008744412</text:p>
          </table:table-cell>
          <table:table-cell table:formula="of:=[.H7]+[.F7]" office:value-type="float" office:value="0.00156654919209913" calcext:value-type="float">
            <text:p>0,0015665492</text:p>
          </table:table-cell>
        </table:table-row>
        <table:table-row table:style-name="ro1">
          <table:table-cell office:value-type="string" calcext:value-type="string">
            <text:p>0.35</text:p>
          </table:table-cell>
          <table:table-cell office:value-type="string" calcext:value-type="string">
            <text:p>0.142186</text:p>
          </table:table-cell>
          <table:table-cell/>
          <table:table-cell office:value-type="float" office:value="0.35" calcext:value-type="float">
            <text:p>0,35</text:p>
          </table:table-cell>
          <table:table-cell table:formula="of:=0.125*(SIN(5*[.D8])/5-SIN(3*[.D8])/3)" office:value-type="float" office:value="-0.0115429857279023" calcext:value-type="float">
            <text:p>-0,0115429857</text:p>
          </table:table-cell>
          <table:table-cell table:formula="of:=[.E8]*SIN(4*[.D8])" office:value-type="float" office:value="-0.011375032168822" calcext:value-type="float">
            <text:p>-0,0113750322</text:p>
          </table:table-cell>
          <table:table-cell table:formula="of:=0.125*(-COS(5*[.D8])/5+COS(3*[.D8])/3)" office:value-type="float" office:value="0.0251882783867259" calcext:value-type="float">
            <text:p>0,0251882784</text:p>
          </table:table-cell>
          <table:table-cell table:formula="of:=[.G8]*COS(4*[.D8])" office:value-type="float" office:value="0.00428117971196769" calcext:value-type="float">
            <text:p>0,0042811797</text:p>
          </table:table-cell>
          <table:table-cell table:formula="of:=[.H8]+[.F8]" office:value-type="float" office:value="-0.00709385245685427" calcext:value-type="float">
            <text:p>-0,0070938525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48502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0.125*(SIN(5*[.D9])/5-SIN(3*[.D9])/3)" office:value-type="float" office:value="-0.0161025262446591" calcext:value-type="float">
            <text:p>-0,0161025262</text:p>
          </table:table-cell>
          <table:table-cell table:formula="of:=[.E9]*SIN(4*[.D9])" office:value-type="float" office:value="-0.0160956601764442" calcext:value-type="float">
            <text:p>-0,0160956602</text:p>
          </table:table-cell>
          <table:table-cell table:formula="of:=0.125*(-COS(5*[.D9])/5+COS(3*[.D9])/3)" office:value-type="float" office:value="0.0255019106835399" calcext:value-type="float">
            <text:p>0,0255019107</text:p>
          </table:table-cell>
          <table:table-cell table:formula="of:=[.G9]*COS(4*[.D9])" office:value-type="float" office:value="-0.0007446436097295" calcext:value-type="float">
            <text:p>-0,0007446436</text:p>
          </table:table-cell>
          <table:table-cell table:formula="of:=[.H9]+[.F9]" office:value-type="float" office:value="-0.0168403037861738" calcext:value-type="float">
            <text:p>-0,0168403038</text:p>
          </table:table-cell>
        </table:table-row>
        <table:table-row table:style-name="ro1">
          <table:table-cell office:value-type="string" calcext:value-type="string">
            <text:p>0.45</text:p>
          </table:table-cell>
          <table:table-cell office:value-type="string" calcext:value-type="string">
            <text:p>0.158707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0.125*(SIN(5*[.D10])/5-SIN(3*[.D10])/3)" office:value-type="float" office:value="-0.0212033099872461" calcext:value-type="float">
            <text:p>-0,02120331</text:p>
          </table:table-cell>
          <table:table-cell table:formula="of:=[.E10]*SIN(4*[.D10])" office:value-type="float" office:value="-0.0206487931978556" calcext:value-type="float">
            <text:p>-0,0206487932</text:p>
          </table:table-cell>
          <table:table-cell table:formula="of:=0.125*(-COS(5*[.D10])/5+COS(3*[.D10])/3)" office:value-type="float" office:value="0.0248296191969452" calcext:value-type="float">
            <text:p>0,0248296192</text:p>
          </table:table-cell>
          <table:table-cell table:formula="of:=[.G10]*COS(4*[.D10])" office:value-type="float" office:value="-0.00564134149197764" calcext:value-type="float">
            <text:p>-0,0056413415</text:p>
          </table:table-cell>
          <table:table-cell table:formula="of:=[.H10]+[.F10]" office:value-type="float" office:value="-0.0262901346898332" calcext:value-type="float">
            <text:p>-0,0262901347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0.173134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0.125*(SIN(5*[.D11])/5-SIN(3*[.D11])/3)" office:value-type="float" office:value="-0.0266004875059034" calcext:value-type="float">
            <text:p>-0,0266004875</text:p>
          </table:table-cell>
          <table:table-cell table:formula="of:=[.E11]*SIN(4*[.D11])" office:value-type="float" office:value="-0.0241877548414266" calcext:value-type="float">
            <text:p>-0,0241877548</text:p>
          </table:table-cell>
          <table:table-cell table:formula="of:=0.125*(-COS(5*[.D11])/5+COS(3*[.D11])/3)" office:value-type="float" office:value="0.0229759737914943" calcext:value-type="float">
            <text:p>0,0229759738</text:p>
          </table:table-cell>
          <table:table-cell table:formula="of:=[.G11]*COS(4*[.D11])" office:value-type="float" office:value="-0.00956137880992041" calcext:value-type="float">
            <text:p>-0,0095613788</text:p>
          </table:table-cell>
          <table:table-cell table:formula="of:=[.H11]+[.F11]" office:value-type="float" office:value="-0.033749133651347" calcext:value-type="float">
            <text:p>-0,0337491337</text:p>
          </table:table-cell>
        </table:table-row>
        <table:table-row table:style-name="ro1">
          <table:table-cell office:value-type="string" calcext:value-type="string">
            <text:p>0.55</text:p>
          </table:table-cell>
          <table:table-cell office:value-type="string" calcext:value-type="string">
            <text:p>0.194775</text:p>
          </table:table-cell>
          <table:table-cell/>
          <table:table-cell office:value-type="float" office:value="0.55" calcext:value-type="float">
            <text:p>0,55</text:p>
          </table:table-cell>
          <table:table-cell table:formula="of:=0.125*(SIN(5*[.D12])/5-SIN(3*[.D12])/3)" office:value-type="float" office:value="-0.0319945180509383" calcext:value-type="float">
            <text:p>-0,0319945181</text:p>
          </table:table-cell>
          <table:table-cell table:formula="of:=[.E12]*SIN(4*[.D12])" office:value-type="float" office:value="-0.0258674527861246" calcext:value-type="float">
            <text:p>-0,0258674528</text:p>
          </table:table-cell>
          <table:table-cell table:formula="of:=0.125*(-COS(5*[.D12])/5+COS(3*[.D12])/3)" office:value-type="float" office:value="0.019810855765531" calcext:value-type="float">
            <text:p>0,0198108558</text:p>
          </table:table-cell>
          <table:table-cell table:formula="of:=[.G12]*COS(4*[.D12])" office:value-type="float" office:value="-0.0116587107517995" calcext:value-type="float">
            <text:p>-0,0116587108</text:p>
          </table:table-cell>
          <table:table-cell table:formula="of:=[.H12]+[.F12]" office:value-type="float" office:value="-0.0375261635379241" calcext:value-type="float">
            <text:p>-0,0375261635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string" calcext:value-type="string">
            <text:p>0.230609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0.125*(SIN(5*[.D13])/5-SIN(3*[.D13])/3)" office:value-type="float" office:value="-0.0370489844184281" calcext:value-type="float">
            <text:p>-0,0370489844</text:p>
          </table:table-cell>
          <table:table-cell table:formula="of:=[.E13]*SIN(4*[.D13])" office:value-type="float" office:value="-0.0250252248514615" calcext:value-type="float">
            <text:p>-0,0250252249</text:p>
          </table:table-cell>
          <table:table-cell table:formula="of:=0.125*(-COS(5*[.D13])/5+COS(3*[.D13])/3)" office:value-type="float" office:value="0.0152830584694658" calcext:value-type="float">
            <text:p>0,0152830585</text:p>
          </table:table-cell>
          <table:table-cell table:formula="of:=[.G13]*COS(4*[.D13])" office:value-type="float" office:value="-0.0112696312696335" calcext:value-type="float">
            <text:p>-0,0112696313</text:p>
          </table:table-cell>
          <table:table-cell table:formula="of:=[.H13]+[.F13]" office:value-type="float" office:value="-0.036294856121095" calcext:value-type="float">
            <text:p>-0,0362948561</text:p>
          </table:table-cell>
        </table:table-row>
        <table:table-row table:style-name="ro1">
          <table:table-cell office:value-type="string" calcext:value-type="string">
            <text:p>0.65</text:p>
          </table:table-cell>
          <table:table-cell office:value-type="string" calcext:value-type="string">
            <text:p>0.296927</text:p>
          </table:table-cell>
          <table:table-cell/>
          <table:table-cell office:value-type="float" office:value="0.65" calcext:value-type="float">
            <text:p>0,65</text:p>
          </table:table-cell>
          <table:table-cell table:formula="of:=0.125*(SIN(5*[.D14])/5-SIN(3*[.D14])/3)" office:value-type="float" office:value="-0.0414115331550806" calcext:value-type="float">
            <text:p>-0,0414115332</text:p>
          </table:table-cell>
          <table:table-cell table:formula="of:=[.E14]*SIN(4*[.D14])" office:value-type="float" office:value="-0.0213477021506741" calcext:value-type="float">
            <text:p>-0,0213477022</text:p>
          </table:table-cell>
          <table:table-cell table:formula="of:=0.125*(-COS(5*[.D14])/5+COS(3*[.D14])/3)" office:value-type="float" office:value="0.00942904059571003" calcext:value-type="float">
            <text:p>0,0094290406</text:p>
          </table:table-cell>
          <table:table-cell table:formula="of:=[.G14]*COS(4*[.D14])" office:value-type="float" office:value="-0.00807963884152316" calcext:value-type="float">
            <text:p>-0,0080796388</text:p>
          </table:table-cell>
          <table:table-cell table:formula="of:=[.H14]+[.F14]" office:value-type="float" office:value="-0.0294273409921972" calcext:value-type="float">
            <text:p>-0,029427341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string" calcext:value-type="string">
            <text:p>0.428631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0.125*(SIN(5*[.D15])/5-SIN(3*[.D15])/3)" office:value-type="float" office:value="-0.0447366376359436" calcext:value-type="float">
            <text:p>-0,0447366376</text:p>
          </table:table-cell>
          <table:table-cell table:formula="of:=[.E15]*SIN(4*[.D15])" office:value-type="float" office:value="-0.0149862434858598" calcext:value-type="float">
            <text:p>-0,0149862435</text:p>
          </table:table-cell>
          <table:table-cell table:formula="of:=0.125*(-COS(5*[.D15])/5+COS(3*[.D15])/3)" office:value-type="float" office:value="0.00237616282394251" calcext:value-type="float">
            <text:p>0,0023761628</text:p>
          </table:table-cell>
          <table:table-cell table:formula="of:=[.G15]*COS(4*[.D15])" office:value-type="float" office:value="-0.00223887369778496" calcext:value-type="float">
            <text:p>-0,0022388737</text:p>
          </table:table-cell>
          <table:table-cell table:formula="of:=[.H15]+[.F15]" office:value-type="float" office:value="-0.0172251171836447" calcext:value-type="float">
            <text:p>-0,0172251172</text:p>
          </table:table-cell>
        </table:table-row>
        <table:table-row table:style-name="ro1">
          <table:table-cell office:value-type="string" calcext:value-type="string">
            <text:p>0.75</text:p>
          </table:table-cell>
          <table:table-cell office:value-type="string" calcext:value-type="string">
            <text:p>0.692537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0.125*(SIN(5*[.D16])/5-SIN(3*[.D16])/3)" office:value-type="float" office:value="-0.0467087495055553" calcext:value-type="float">
            <text:p>-0,0467087495</text:p>
          </table:table-cell>
          <table:table-cell table:formula="of:=[.E16]*SIN(4*[.D16])" office:value-type="float" office:value="-0.00659153910669028" calcext:value-type="float">
            <text:p>-0,0065915391</text:p>
          </table:table-cell>
          <table:table-cell table:formula="of:=0.125*(-COS(5*[.D16])/5+COS(3*[.D16])/3)" office:value-type="float" office:value="-0.00565991701329178" calcext:value-type="float">
            <text:p>-0,005659917</text:p>
          </table:table-cell>
          <table:table-cell table:formula="of:=[.G16]*COS(4*[.D16])" office:value-type="float" office:value="0.00560327537454006" calcext:value-type="float">
            <text:p>0,0056032754</text:p>
          </table:table-cell>
          <table:table-cell table:formula="of:=[.H16]+[.F16]" office:value-type="float" office:value="-0.000988263732150221" calcext:value-type="float">
            <text:p>-0,0009882637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string" calcext:value-type="string">
            <text:p>1.20466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0.125*(SIN(5*[.D17])/5-SIN(3*[.D17])/3)" office:value-type="float" office:value="-0.0470643615723295" calcext:value-type="float">
            <text:p>-0,0470643616</text:p>
          </table:table-cell>
          <table:table-cell table:formula="of:=[.E17]*SIN(4*[.D17])" office:value-type="float" office:value="0.00274734179275065" calcext:value-type="float">
            <text:p>0,0027473418</text:p>
          </table:table-cell>
          <table:table-cell table:formula="of:=0.125*(-COS(5*[.D17])/5+COS(3*[.D17])/3)" office:value-type="float" office:value="-0.0143836476259616" calcext:value-type="float">
            <text:p>-0,0143836476</text:p>
          </table:table-cell>
          <table:table-cell table:formula="of:=[.G17]*COS(4*[.D17])" office:value-type="float" office:value="0.0143591202818701" calcext:value-type="float">
            <text:p>0,0143591203</text:p>
          </table:table-cell>
          <table:table-cell table:formula="of:=[.H17]+[.F17]" office:value-type="float" office:value="0.0171064620746207" calcext:value-type="float">
            <text:p>0,0171064621</text:p>
          </table:table-cell>
        </table:table-row>
        <table:table-row table:style-name="ro1">
          <table:table-cell office:value-type="string" calcext:value-type="string">
            <text:p>0.85</text:p>
          </table:table-cell>
          <table:table-cell office:value-type="string" calcext:value-type="string">
            <text:p>2.15149</text:p>
          </table:table-cell>
          <table:table-cell/>
          <table:table-cell office:value-type="float" office:value="0.85" calcext:value-type="float">
            <text:p>0,85</text:p>
          </table:table-cell>
          <table:table-cell table:formula="of:=0.125*(SIN(5*[.D18])/5-SIN(3*[.D18])/3)" office:value-type="float" office:value="-0.0456115555136903" calcext:value-type="float">
            <text:p>-0,0456115555</text:p>
          </table:table-cell>
          <table:table-cell table:formula="of:=[.E18]*SIN(4*[.D18])" office:value-type="float" office:value="0.0116556271611264" calcext:value-type="float">
            <text:p>0,0116556272</text:p>
          </table:table-cell>
          <table:table-cell table:formula="of:=0.125*(-COS(5*[.D18])/5+COS(3*[.D18])/3)" office:value-type="float" office:value="-0.0234333767202894" calcext:value-type="float">
            <text:p>-0,0234333767</text:p>
          </table:table-cell>
          <table:table-cell table:formula="of:=[.G18]*COS(4*[.D18])" office:value-type="float" office:value="0.0226553462592094" calcext:value-type="float">
            <text:p>0,0226553463</text:p>
          </table:table-cell>
          <table:table-cell table:formula="of:=[.H18]+[.F18]" office:value-type="float" office:value="0.0343109734203359" calcext:value-type="float">
            <text:p>0,0343109734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string" calcext:value-type="string">
            <text:p>3.81524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0.125*(SIN(5*[.D19])/5-SIN(3*[.D19])/3)" office:value-type="float" office:value="-0.0422457479513703" calcext:value-type="float">
            <text:p>-0,042245748</text:p>
          </table:table-cell>
          <table:table-cell table:formula="of:=[.E19]*SIN(4*[.D19])" office:value-type="float" office:value="0.018694607110763" calcext:value-type="float">
            <text:p>0,0186946071</text:p>
          </table:table-cell>
          <table:table-cell table:formula="of:=0.125*(-COS(5*[.D19])/5+COS(3*[.D19])/3)" office:value-type="float" office:value="-0.0323997775982747" calcext:value-type="float">
            <text:p>-0,0323997776</text:p>
          </table:table-cell>
          <table:table-cell table:formula="of:=[.G19]*COS(4*[.D19])" office:value-type="float" office:value="0.0290547732486074" calcext:value-type="float">
            <text:p>0,0290547732</text:p>
          </table:table-cell>
          <table:table-cell table:formula="of:=[.H19]+[.F19]" office:value-type="float" office:value="0.0477493803593704" calcext:value-type="float">
            <text:p>0,0477493804</text:p>
          </table:table-cell>
        </table:table-row>
        <table:table-row table:style-name="ro1">
          <table:table-cell office:value-type="string" calcext:value-type="string">
            <text:p>0.95</text:p>
          </table:table-cell>
          <table:table-cell office:value-type="string" calcext:value-type="string">
            <text:p>6.60313</text:p>
          </table:table-cell>
          <table:table-cell/>
          <table:table-cell office:value-type="float" office:value="0.95" calcext:value-type="float">
            <text:p>0,95</text:p>
          </table:table-cell>
          <table:table-cell table:formula="of:=0.125*(SIN(5*[.D20])/5-SIN(3*[.D20])/3)" office:value-type="float" office:value="-0.0369605702386571" calcext:value-type="float">
            <text:p>-0,0369605702</text:p>
          </table:table-cell>
          <table:table-cell table:formula="of:=[.E20]*SIN(4*[.D20])" office:value-type="float" office:value="0.022614616554265" calcext:value-type="float">
            <text:p>0,0226146166</text:p>
          </table:table-cell>
          <table:table-cell table:formula="of:=0.125*(-COS(5*[.D20])/5+COS(3*[.D20])/3)" office:value-type="float" office:value="-0.0408478553869115" calcext:value-type="float">
            <text:p>-0,0408478554</text:p>
          </table:table-cell>
          <table:table-cell table:formula="of:=[.G20]*COS(4*[.D20])" office:value-type="float" office:value="0.0323093347119964" calcext:value-type="float">
            <text:p>0,0323093347</text:p>
          </table:table-cell>
          <table:table-cell table:formula="of:=[.H20]+[.F20]" office:value-type="float" office:value="0.0549239512662614" calcext:value-type="float">
            <text:p>0,0549239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7.44</text:p>
          </table:table-cell>
          <table:table-cell/>
          <table:table-cell office:value-type="float" office:value="1" calcext:value-type="float">
            <text:p>1</text:p>
          </table:table-cell>
          <table:table-cell table:formula="of:=0.125*(SIN(5*[.D21])/5-SIN(3*[.D21])/3)" office:value-type="float" office:value="-0.0298531072024063" calcext:value-type="float">
            <text:p>-0,0298531072</text:p>
          </table:table-cell>
          <table:table-cell table:formula="of:=[.E21]*SIN(4*[.D21])" office:value-type="float" office:value="0.0225929060234761" calcext:value-type="float">
            <text:p>0,022592906</text:p>
          </table:table-cell>
          <table:table-cell table:formula="of:=0.125*(-COS(5*[.D21])/5+COS(3*[.D21])/3)" office:value-type="float" office:value="-0.0483412419949326" calcext:value-type="float">
            <text:p>-0,048341242</text:p>
          </table:table-cell>
          <table:table-cell table:formula="of:=[.G21]*COS(4*[.D21])" office:value-type="float" office:value="0.0315979444546118" calcext:value-type="float">
            <text:p>0,0315979445</text:p>
          </table:table-cell>
          <table:table-cell table:formula="of:=[.H21]+[.F21]" office:value-type="float" office:value="0.0541908504780879" calcext:value-type="float">
            <text:p>0,0541908505</text:p>
          </table:table-cell>
        </table:table-row>
        <table:table-row table:style-name="ro1">
          <table:table-cell office:value-type="string" calcext:value-type="string">
            <text:p>1.05</text:p>
          </table:table-cell>
          <table:table-cell office:value-type="string" calcext:value-type="string">
            <text:p>156.982</text:p>
          </table:table-cell>
          <table:table-cell/>
          <table:table-cell office:value-type="float" office:value="1.05" calcext:value-type="float">
            <text:p>1,05</text:p>
          </table:table-cell>
          <table:table-cell table:formula="of:=0.125*(SIN(5*[.D22])/5-SIN(3*[.D22])/3)" office:value-type="float" office:value="-0.0211230603620336" calcext:value-type="float">
            <text:p>-0,0211230604</text:p>
          </table:table-cell>
          <table:table-cell table:formula="of:=[.E22]*SIN(4*[.D22])" office:value-type="float" office:value="0.0184103476507783" calcext:value-type="float">
            <text:p>0,0184103477</text:p>
          </table:table-cell>
          <table:table-cell table:formula="of:=0.125*(-COS(5*[.D22])/5+COS(3*[.D22])/3)" office:value-type="float" office:value="-0.0544673310340186" calcext:value-type="float">
            <text:p>-0,054467331</text:p>
          </table:table-cell>
          <table:table-cell table:formula="of:=[.G22]*COS(4*[.D22])" office:value-type="float" office:value="0.0267031984489737" calcext:value-type="float">
            <text:p>0,0267031984</text:p>
          </table:table-cell>
          <table:table-cell table:formula="of:=[.H22]+[.F22]" office:value-type="float" office:value="0.045113546099752" calcext:value-type="float">
            <text:p>0,0451135461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79.1532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0.125*(SIN(5*[.D23])/5-SIN(3*[.D23])/3)" office:value-type="float" office:value="-0.0110657708832911" calcext:value-type="float">
            <text:p>-0,0110657709</text:p>
          </table:table-cell>
          <table:table-cell table:formula="of:=[.E23]*SIN(4*[.D23])" office:value-type="float" office:value="0.010530210521726" calcext:value-type="float">
            <text:p>0,0105302105</text:p>
          </table:table-cell>
          <table:table-cell table:formula="of:=0.125*(-COS(5*[.D23])/5+COS(3*[.D23])/3)" office:value-type="float" office:value="-0.0588617347701509" calcext:value-type="float">
            <text:p>-0,0588617348</text:p>
          </table:table-cell>
          <table:table-cell table:formula="of:=[.G23]*COS(4*[.D23])" office:value-type="float" office:value="0.018090145878819" calcext:value-type="float">
            <text:p>0,0180901459</text:p>
          </table:table-cell>
          <table:table-cell table:formula="of:=[.H23]+[.F23]" office:value-type="float" office:value="0.028620356400545" calcext:value-type="float">
            <text:p>0,0286203564</text:p>
          </table:table-cell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39.2681</text:p>
          </table:table-cell>
          <table:table-cell/>
          <table:table-cell office:value-type="float" office:value="1.15" calcext:value-type="float">
            <text:p>1,15</text:p>
          </table:table-cell>
          <table:table-cell table:formula="of:=0.125*(SIN(5*[.D24])/5-SIN(3*[.D24])/3)" office:value-type="float" office:value="-0.000059413907963551" calcext:value-type="float">
            <text:p>-5,9413907963551E-05</text:p>
          </table:table-cell>
          <table:table-cell table:formula="of:=[.E24]*SIN(4*[.D24])" office:value-type="float" office:value="0.0000590390658340873" calcext:value-type="float">
            <text:p>5,90390658340873E-05</text:p>
          </table:table-cell>
          <table:table-cell table:formula="of:=0.125*(-COS(5*[.D24])/5+COS(3*[.D24])/3)" office:value-type="float" office:value="-0.0612305693704674" calcext:value-type="float">
            <text:p>-0,0612305694</text:p>
          </table:table-cell>
          <table:table-cell table:formula="of:=[.G24]*COS(4*[.D24])" office:value-type="float" office:value="0.00686716308057004" calcext:value-type="float">
            <text:p>0,0068671631</text:p>
          </table:table-cell>
          <table:table-cell table:formula="of:=[.H24]+[.F24]" office:value-type="float" office:value="0.00692620214640412" calcext:value-type="float">
            <text:p>0,0069262021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20.8428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0.125*(SIN(5*[.D25])/5-SIN(3*[.D25])/3)" office:value-type="float" office:value="0.0114529643489791" calcext:value-type="float">
            <text:p>0,0114529643</text:p>
          </table:table-cell>
          <table:table-cell table:formula="of:=[.E25]*SIN(4*[.D25])" office:value-type="float" office:value="-0.0114090377507116" calcext:value-type="float">
            <text:p>-0,0114090378</text:p>
          </table:table-cell>
          <table:table-cell table:formula="of:=0.125*(-COS(5*[.D25])/5+COS(3*[.D25])/3)" office:value-type="float" office:value="-0.0613691911801819" calcext:value-type="float">
            <text:p>-0,0613691912</text:p>
          </table:table-cell>
          <table:table-cell table:formula="of:=[.G25]*COS(4*[.D25])" office:value-type="float" office:value="-0.00536974184276701" calcext:value-type="float">
            <text:p>-0,0053697418</text:p>
          </table:table-cell>
          <table:table-cell table:formula="of:=[.H25]+[.F25]" office:value-type="float" office:value="-0.0167787795934786" calcext:value-type="float">
            <text:p>-0,0167787796</text:p>
          </table:table-cell>
        </table:table-row>
        <table:table-row table:style-name="ro1">
          <table:table-cell office:value-type="string" calcext:value-type="string">
            <text:p>1.25</text:p>
          </table:table-cell>
          <table:table-cell office:value-type="string" calcext:value-type="string">
            <text:p>13.52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0.125*(SIN(5*[.D26])/5-SIN(3*[.D26])/3)" office:value-type="float" office:value="0.0229855745339087" calcext:value-type="float">
            <text:p>0,0229855745</text:p>
          </table:table-cell>
          <table:table-cell table:formula="of:=[.E26]*SIN(4*[.D26])" office:value-type="float" office:value="-0.0220414253876439" calcext:value-type="float">
            <text:p>-0,0220414254</text:p>
          </table:table-cell>
          <table:table-cell table:formula="of:=0.125*(-COS(5*[.D26])/5+COS(3*[.D26])/3)" office:value-type="float" office:value="-0.0591762086780942" calcext:value-type="float">
            <text:p>-0,0591762087</text:p>
          </table:table-cell>
          <table:table-cell table:formula="of:=[.G26]*COS(4*[.D26])" office:value-type="float" office:value="-0.0167860526810561" calcext:value-type="float">
            <text:p>-0,0167860527</text:p>
          </table:table-cell>
          <table:table-cell table:formula="of:=[.H26]+[.F26]" office:value-type="float" office:value="-0.0388274780687001" calcext:value-type="float">
            <text:p>-0,0388274781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11.3031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0.125*(SIN(5*[.D27])/5-SIN(3*[.D27])/3)" office:value-type="float" office:value="0.0340349230015276" calcext:value-type="float">
            <text:p>0,034034923</text:p>
          </table:table-cell>
          <table:table-cell table:formula="of:=[.E27]*SIN(4*[.D27])" office:value-type="float" office:value="-0.0300683111827765" calcext:value-type="float">
            <text:p>-0,0300683112</text:p>
          </table:table-cell>
          <table:table-cell table:formula="of:=0.125*(-COS(5*[.D27])/5+COS(3*[.D27])/3)" office:value-type="float" office:value="-0.0546618699848731" calcext:value-type="float">
            <text:p>-0,05466187</text:p>
          </table:table-cell>
          <table:table-cell table:formula="of:=[.G27]*COS(4*[.D27])" office:value-type="float" office:value="-0.0256099973723667" calcext:value-type="float">
            <text:p>-0,0256099974</text:p>
          </table:table-cell>
          <table:table-cell table:formula="of:=[.H27]+[.F27]" office:value-type="float" office:value="-0.0556783085551433" calcext:value-type="float">
            <text:p>-0,0556783086</text:p>
          </table:table-cell>
        </table:table-row>
        <table:table-row table:style-name="ro1">
          <table:table-cell office:value-type="string" calcext:value-type="string">
            <text:p>1.35</text:p>
          </table:table-cell>
          <table:table-cell office:value-type="string" calcext:value-type="string">
            <text:p>11.1033</text:p>
          </table:table-cell>
          <table:table-cell/>
          <table:table-cell office:value-type="float" office:value="1.35" calcext:value-type="float">
            <text:p>1,35</text:p>
          </table:table-cell>
          <table:table-cell table:formula="of:=0.125*(SIN(5*[.D28])/5-SIN(3*[.D28])/3)" office:value-type="float" office:value="0.0441063207789403" calcext:value-type="float">
            <text:p>0,0441063208</text:p>
          </table:table-cell>
          <table:table-cell table:formula="of:=[.E28]*SIN(4*[.D28])" office:value-type="float" office:value="-0.0340837983747177" calcext:value-type="float">
            <text:p>-0,0340837984</text:p>
          </table:table-cell>
          <table:table-cell table:formula="of:=0.125*(-COS(5*[.D28])/5+COS(3*[.D28])/3)" office:value-type="float" office:value="-0.0479502576391258" calcext:value-type="float">
            <text:p>-0,0479502576</text:p>
          </table:table-cell>
          <table:table-cell table:formula="of:=[.G28]*COS(4*[.D28])" office:value-type="float" office:value="-0.0304336869231671" calcext:value-type="float">
            <text:p>-0,0304336869</text:p>
          </table:table-cell>
          <table:table-cell table:formula="of:=[.H28]+[.F28]" office:value-type="float" office:value="-0.0645174852978848" calcext:value-type="float">
            <text:p>-0,0645174853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11.5965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0.125*(SIN(5*[.D29])/5-SIN(3*[.D29])/3)" office:value-type="float" office:value="0.0527403221518693" calcext:value-type="float">
            <text:p>0,0527403222</text:p>
          </table:table-cell>
          <table:table-cell table:formula="of:=[.E29]*SIN(4*[.D29])" office:value-type="float" office:value="-0.0332932058451136" calcext:value-type="float">
            <text:p>-0,0332932058</text:p>
          </table:table-cell>
          <table:table-cell table:formula="of:=0.125*(-COS(5*[.D29])/5+COS(3*[.D29])/3)" office:value-type="float" office:value="-0.0392750905811117" calcext:value-type="float">
            <text:p>-0,0392750906</text:p>
          </table:table-cell>
          <table:table-cell table:formula="of:=[.G29]*COS(4*[.D29])" office:value-type="float" office:value="-0.0304604201301096" calcext:value-type="float">
            <text:p>-0,0304604201</text:p>
          </table:table-cell>
          <table:table-cell table:formula="of:=[.H29]+[.F29]" office:value-type="float" office:value="-0.0637536259752232" calcext:value-type="float">
            <text:p>-0,063753626</text:p>
          </table:table-cell>
        </table:table-row>
        <table:table-row table:style-name="ro1">
          <table:table-cell office:value-type="string" calcext:value-type="string">
            <text:p>1.45</text:p>
          </table:table-cell>
          <table:table-cell office:value-type="string" calcext:value-type="string">
            <text:p>12.3934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0.125*(SIN(5*[.D30])/5-SIN(3*[.D30])/3)" office:value-type="float" office:value="0.059537546040223" calcext:value-type="float">
            <text:p>0,059537546</text:p>
          </table:table-cell>
          <table:table-cell table:formula="of:=[.E30]*SIN(4*[.D30])" office:value-type="float" office:value="-0.0276612736472345" calcext:value-type="float">
            <text:p>-0,0276612736</text:p>
          </table:table-cell>
          <table:table-cell table:formula="of:=0.125*(-COS(5*[.D30])/5+COS(3*[.D30])/3)" office:value-type="float" office:value="-0.0289693153758895" calcext:value-type="float">
            <text:p>-0,0289693154</text:p>
          </table:table-cell>
          <table:table-cell table:formula="of:=[.G30]*COS(4*[.D30])" office:value-type="float" office:value="-0.0256528941577784" calcext:value-type="float">
            <text:p>-0,0256528942</text:p>
          </table:table-cell>
          <table:table-cell table:formula="of:=[.H30]+[.F30]" office:value-type="float" office:value="-0.0533141678050129" calcext:value-type="float">
            <text:p>-0,0533141678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13.52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0.125*(SIN(5*[.D31])/5-SIN(3*[.D31])/3)" office:value-type="float" office:value="0.0641804209887475" calcext:value-type="float">
            <text:p>0,064180421</text:p>
          </table:table-cell>
          <table:table-cell table:formula="of:=[.E31]*SIN(4*[.D31])" office:value-type="float" office:value="-0.0179330043051877" calcext:value-type="float">
            <text:p>-0,0179330043</text:p>
          </table:table-cell>
          <table:table-cell table:formula="of:=0.125*(-COS(5*[.D31])/5+COS(3*[.D31])/3)" office:value-type="float" office:value="-0.0174490412554915" calcext:value-type="float">
            <text:p>-0,0174490413</text:p>
          </table:table-cell>
          <table:table-cell table:formula="of:=[.G31]*COS(4*[.D31])" office:value-type="float" office:value="-0.0167540509440593" calcext:value-type="float">
            <text:p>-0,0167540509</text:p>
          </table:table-cell>
          <table:table-cell table:formula="of:=[.H31]+[.F31]" office:value-type="float" office:value="-0.034687055249247" calcext:value-type="float">
            <text:p>-0,0346870552</text:p>
          </table:table-cell>
        </table:table-row>
        <table:table-row table:style-name="ro1">
          <table:table-cell office:value-type="string" calcext:value-type="string">
            <text:p>1.55</text:p>
          </table:table-cell>
          <table:table-cell office:value-type="string" calcext:value-type="string">
            <text:p>15.2099</text:p>
          </table:table-cell>
          <table:table-cell/>
          <table:table-cell office:value-type="float" office:value="1.55" calcext:value-type="float">
            <text:p>1,55</text:p>
          </table:table-cell>
          <table:table-cell table:formula="of:=0.125*(SIN(5*[.D32])/5-SIN(3*[.D32])/3)" office:value-type="float" office:value="0.0664505710927327" calcext:value-type="float">
            <text:p>0,0664505711</text:p>
          </table:table-cell>
          <table:table-cell table:formula="of:=[.E32]*SIN(4*[.D32])" office:value-type="float" office:value="-0.00552133826897675" calcext:value-type="float">
            <text:p>-0,0055213383</text:p>
          </table:table-cell>
          <table:table-cell table:formula="of:=0.125*(-COS(5*[.D32])/5+COS(3*[.D32])/3)" office:value-type="float" office:value="-0.00519271370577264" calcext:value-type="float">
            <text:p>-0,0051927137</text:p>
          </table:table-cell>
          <table:table-cell table:formula="of:=[.G32]*COS(4*[.D32])" office:value-type="float" office:value="-0.00517475780559187" calcext:value-type="float">
            <text:p>-0,0051747578</text:p>
          </table:table-cell>
          <table:table-cell table:formula="of:=[.H32]+[.F32]" office:value-type="float" office:value="-0.0106960960745686" calcext:value-type="float">
            <text:p>-0,0106960961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18.0082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0.125*(SIN(5*[.D33])/5-SIN(3*[.D33])/3)" office:value-type="float" office:value="0.0662408148670779" calcext:value-type="float">
            <text:p>0,0662408149</text:p>
          </table:table-cell>
          <table:table-cell table:formula="of:=[.E33]*SIN(4*[.D33])" office:value-type="float" office:value="0.00772031430140669" calcext:value-type="float">
            <text:p>0,0077203143</text:p>
          </table:table-cell>
          <table:table-cell table:formula="of:=0.125*(-COS(5*[.D33])/5+COS(3*[.D33])/3)" office:value-type="float" office:value="0.00728329182185898" calcext:value-type="float">
            <text:p>0,0072832918</text:p>
          </table:table-cell>
          <table:table-cell table:formula="of:=[.G33]*COS(4*[.D33])" office:value-type="float" office:value="0.00723365559638521" calcext:value-type="float">
            <text:p>0,0072336556</text:p>
          </table:table-cell>
          <table:table-cell table:formula="of:=[.H33]+[.F33]" office:value-type="float" office:value="0.0149539698977919" calcext:value-type="float">
            <text:p>0,0149539699</text:p>
          </table:table-cell>
        </table:table-row>
        <table:table-row table:style-name="ro1">
          <table:table-cell office:value-type="string" calcext:value-type="string">
            <text:p>1.65</text:p>
          </table:table-cell>
          <table:table-cell office:value-type="string" calcext:value-type="string">
            <text:p>23.1869</text:p>
          </table:table-cell>
          <table:table-cell/>
          <table:table-cell office:value-type="float" office:value="1.65" calcext:value-type="float">
            <text:p>1,65</text:p>
          </table:table-cell>
          <table:table-cell table:formula="of:=0.125*(SIN(5*[.D34])/5-SIN(3*[.D34])/3)" office:value-type="float" office:value="0.0635610664810594" calcext:value-type="float">
            <text:p>0,0635610665</text:p>
          </table:table-cell>
          <table:table-cell table:formula="of:=[.E34]*SIN(4*[.D34])" office:value-type="float" office:value="0.0198019013178737" calcext:value-type="float">
            <text:p>0,0198019013</text:p>
          </table:table-cell>
          <table:table-cell table:formula="of:=0.125*(-COS(5*[.D34])/5+COS(3*[.D34])/3)" office:value-type="float" office:value="0.0194512585594077" calcext:value-type="float">
            <text:p>0,0194512586</text:p>
          </table:table-cell>
          <table:table-cell table:formula="of:=[.G34]*COS(4*[.D34])" office:value-type="float" office:value="0.0184832198377615" calcext:value-type="float">
            <text:p>0,0184832198</text:p>
          </table:table-cell>
          <table:table-cell table:formula="of:=[.H34]+[.F34]" office:value-type="float" office:value="0.0382851211556352" calcext:value-type="float">
            <text:p>0,0382851212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33.4716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0.125*(SIN(5*[.D35])/5-SIN(3*[.D35])/3)" office:value-type="float" office:value="0.0585377895792428" calcext:value-type="float">
            <text:p>0,0585377896</text:p>
          </table:table-cell>
          <table:table-cell table:formula="of:=[.E35]*SIN(4*[.D35])" office:value-type="float" office:value="0.0289243033772464" calcext:value-type="float">
            <text:p>0,0289243034</text:p>
          </table:table-cell>
          <table:table-cell table:formula="of:=0.125*(-COS(5*[.D35])/5+COS(3*[.D35])/3)" office:value-type="float" office:value="0.0307993701801615" calcext:value-type="float">
            <text:p>0,0307993702</text:p>
          </table:table-cell>
          <table:table-cell table:formula="of:=[.G35]*COS(4*[.D35])" office:value-type="float" office:value="0.0267768951389876" calcext:value-type="float">
            <text:p>0,0267768951</text:p>
          </table:table-cell>
          <table:table-cell table:formula="of:=[.H35]+[.F35]" office:value-type="float" office:value="0.055701198516234" calcext:value-type="float">
            <text:p>0,0557011985</text:p>
          </table:table-cell>
        </table:table-row>
        <table:table-row table:style-name="ro1">
          <table:table-cell office:value-type="string" calcext:value-type="string">
            <text:p>1.75</text:p>
          </table:table-cell>
          <table:table-cell office:value-type="string" calcext:value-type="string">
            <text:p>54.08</text:p>
          </table:table-cell>
          <table:table-cell/>
          <table:table-cell office:value-type="float" office:value="1.75" calcext:value-type="float">
            <text:p>1,75</text:p>
          </table:table-cell>
          <table:table-cell table:formula="of:=0.125*(SIN(5*[.D36])/5-SIN(3*[.D36])/3)" office:value-type="float" office:value="0.0514070360699628" calcext:value-type="float">
            <text:p>0,0514070361</text:p>
          </table:table-cell>
          <table:table-cell table:formula="of:=[.E36]*SIN(4*[.D36])" office:value-type="float" office:value="0.033773733777819" calcext:value-type="float">
            <text:p>0,0337737338</text:p>
          </table:table-cell>
          <table:table-cell table:formula="of:=0.125*(-COS(5*[.D36])/5+COS(3*[.D36])/3)" office:value-type="float" office:value="0.0408580369752204" calcext:value-type="float">
            <text:p>0,040858037</text:p>
          </table:table-cell>
          <table:table-cell table:formula="of:=[.G36]*COS(4*[.D36])" office:value-type="float" office:value="0.0308029661836608" calcext:value-type="float">
            <text:p>0,0308029662</text:p>
          </table:table-cell>
          <table:table-cell table:formula="of:=[.H36]+[.F36]" office:value-type="float" office:value="0.0645766999614797" calcext:value-type="float">
            <text:p>0,0645767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94.0714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0.125*(SIN(5*[.D37])/5-SIN(3*[.D37])/3)" office:value-type="float" office:value="0.0425014824458767" calcext:value-type="float">
            <text:p>0,0425014824</text:p>
          </table:table-cell>
          <table:table-cell table:formula="of:=[.E37]*SIN(4*[.D37])" office:value-type="float" office:value="0.0337320607832412" calcext:value-type="float">
            <text:p>0,0337320608</text:p>
          </table:table-cell>
          <table:table-cell table:formula="of:=0.125*(-COS(5*[.D37])/5+COS(3*[.D37])/3)" office:value-type="float" office:value="0.0492237930447267" calcext:value-type="float">
            <text:p>0,049223793</text:p>
          </table:table-cell>
          <table:table-cell table:formula="of:=[.G37]*COS(4*[.D37])" office:value-type="float" office:value="0.0299453592050231" calcext:value-type="float">
            <text:p>0,0299453592</text:p>
          </table:table-cell>
          <table:table-cell table:formula="of:=[.H37]+[.F37]" office:value-type="float" office:value="0.0636774199882644" calcext:value-type="float">
            <text:p>0,06367742</text:p>
          </table:table-cell>
        </table:table-row>
        <table:table-row table:style-name="ro1">
          <table:table-cell office:value-type="string" calcext:value-type="string">
            <text:p>1.85</text:p>
          </table:table-cell>
          <table:table-cell office:value-type="string" calcext:value-type="string">
            <text:p>168.009</text:p>
          </table:table-cell>
          <table:table-cell/>
          <table:table-cell office:value-type="float" office:value="1.85" calcext:value-type="float">
            <text:p>1,85</text:p>
          </table:table-cell>
          <table:table-cell table:formula="of:=0.125*(SIN(5*[.D38])/5-SIN(3*[.D38])/3)" office:value-type="float" office:value="0.0322322311876884" calcext:value-type="float">
            <text:p>0,0322322312</text:p>
          </table:table-cell>
          <table:table-cell table:formula="of:=[.E38]*SIN(4*[.D38])" office:value-type="float" office:value="0.0289673671144476" calcext:value-type="float">
            <text:p>0,0289673671</text:p>
          </table:table-cell>
          <table:table-cell table:formula="of:=0.125*(-COS(5*[.D38])/5+COS(3*[.D38])/3)" office:value-type="float" office:value="0.0555793977102835" calcext:value-type="float">
            <text:p>0,0555793977</text:p>
          </table:table-cell>
          <table:table-cell table:formula="of:=[.G38]*COS(4*[.D38])" office:value-type="float" office:value="0.024374196334039" calcext:value-type="float">
            <text:p>0,0243741963</text:p>
          </table:table-cell>
          <table:table-cell table:formula="of:=[.H38]+[.F38]" office:value-type="float" office:value="0.0533415634484866" calcext:value-type="float">
            <text:p>0,0533415634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297.93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0.125*(SIN(5*[.D39])/5-SIN(3*[.D39])/3)" office:value-type="float" office:value="0.021066452930023" calcext:value-type="float">
            <text:p>0,0210664529</text:p>
          </table:table-cell>
          <table:table-cell table:formula="of:=[.E39]*SIN(4*[.D39])" office:value-type="float" office:value="0.0203906342108946" calcext:value-type="float">
            <text:p>0,0203906342</text:p>
          </table:table-cell>
          <table:table-cell table:formula="of:=0.125*(-COS(5*[.D39])/5+COS(3*[.D39])/3)" office:value-type="float" office:value="0.0597090032732078" calcext:value-type="float">
            <text:p>0,0597090033</text:p>
          </table:table-cell>
          <table:table-cell table:formula="of:=[.G39]*COS(4*[.D39])" office:value-type="float" office:value="0.0150024747631695" calcext:value-type="float">
            <text:p>0,0150024748</text:p>
          </table:table-cell>
          <table:table-cell table:formula="of:=[.H39]+[.F39]" office:value-type="float" office:value="0.0353931089740641" calcext:value-type="float">
            <text:p>0,035393109</text:p>
          </table:table-cell>
        </table:table-row>
        <table:table-row table:style-name="ro1">
          <table:table-cell office:value-type="string" calcext:value-type="string">
            <text:p>1.95</text:p>
          </table:table-cell>
          <table:table-cell office:value-type="string" calcext:value-type="string">
            <text:p>515.635</text:p>
          </table:table-cell>
          <table:table-cell/>
          <table:table-cell office:value-type="float" office:value="1.95" calcext:value-type="float">
            <text:p>1,95</text:p>
          </table:table-cell>
          <table:table-cell table:formula="of:=0.125*(SIN(5*[.D40])/5-SIN(3*[.D40])/3)" office:value-type="float" office:value="0.00950218756943728" calcext:value-type="float">
            <text:p>0,0095021876</text:p>
          </table:table-cell>
          <table:table-cell table:formula="of:=[.E40]*SIN(4*[.D40])" office:value-type="float" office:value="0.00948834616396288" calcext:value-type="float">
            <text:p>0,0094883462</text:p>
          </table:table-cell>
          <table:table-cell table:formula="of:=0.125*(-COS(5*[.D40])/5+COS(3*[.D40])/3)" office:value-type="float" office:value="0.0615075483952171" calcext:value-type="float">
            <text:p>0,0615075484</text:p>
          </table:table-cell>
          <table:table-cell table:formula="of:=[.G40]*COS(4*[.D40])" office:value-type="float" office:value="0.00331866564144141" calcext:value-type="float">
            <text:p>0,0033186656</text:p>
          </table:table-cell>
          <table:table-cell table:formula="of:=[.H40]+[.F40]" office:value-type="float" office:value="0.0128070118054043" calcext:value-type="float">
            <text:p>0,012807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7T23:53:22.207000000</dc:date>
    <meta:editing-duration>PT10M</meta:editing-duration>
    <meta:editing-cycles>1</meta:editing-cycles>
    <meta:document-statistic meta:table-count="1" meta:cell-count="320" meta:object-count="0"/>
    <meta:generator>LibreOffice/5.0.4.2$Windows_x86 LibreOffice_project/2b9802c1994aa0b7dc6079e128979269cf95bc78</meta:generator>
  </office:meta>
</office:document-meta>
</file>